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QRCode (EEZ-GUI)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QRCode (EEZ-GUI)</text:h>
                    <text:list>
                        <text:list-item>
                            <text:h text:style-name="Heading_20_2" text:outline-level="2">Description</text:h>
                        </text:list-item>
                    </text:list>
                </text:list-item>
            </text:list>

            <text:p text:style-name="Standard">Renders a QR Code representing the given text string at the given error correction level.</text:p>

            
                <text:list xml:id="list_QRCode (EEZ-GUI)2" text:continue-numbering="true" text:continue-list="list_QRCode (EEZ-GUI)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QRCode (EEZ-GUI)4" text:continue-numbering="true" text:style-name="Outline">
                                                <text:list-item>
                                                    <text:list>
                                                        <text:list-item>
                                                            <text:list>
                                                                <text:list-item>
                                                                    <text:h text:style-name="Heading_20_3" text:outline-level="3">
                                                                        Text
                                                                        <text:s text:c="4"/>
                                                                        <text:span text:style-name="T2">EXPRESSION (any)</text:span>
                                                                    </text:h>
                                                                </text:list-item>
                                                            </text:list>
                                                        </text:list-item>
                                                    </text:list>
                                                </text:list-item>
                                            </text:list>
                                            <text:p text:style-name="Standard">Text for which the QR Code will be generated.</text:p>,
                                            <text:list xml:id="list_QRCode (EEZ-GUI)5" text:continue-numbering="true" text:continue-list="list_QRCode (EEZ-GUI)4" text:style-name="Outline">
                                                <text:list-item>
                                                    <text:list>
                                                        <text:list-item>
                                                            <text:list>
                                                                <text:list-item>
                                                                    <text:h text:style-name="Heading_20_3" text:outline-level="3">
                                                                        Error correction
                                                                        <text:s text:c="4"/>
                                                                        <text:span text:style-name="T2">Enum</text:span>
                                                                    </text:h>
                                                                </text:list-item>
                                                            </text:list>
                                                        </text:list-item>
                                                    </text:list>
                                                </text:list-item>
                                            </text:list>
                                            <text:p text:style-name="Standard">The error correction level in a QR Code symbol, possible options:</text:p>
                    <text:list xml:id="list_QRCode (EEZ-GUI)6" text:style-name="List_20_1">
                        
                        <text:list-item>
                            <text:p text:style-name="List_20_1">
                                <text:span text:style-name="backtick">Low</text:span> – The QR Code can tolerate about 7% erroneous codewords.
                            </text:p>
                            
                        </text:list-item>
                        
                    

                        <text:list-item>
                            <text:p text:style-name="List_20_1">
                                <text:span text:style-name="backtick">Medium</text:span> – The QR Code can tolerate about 15% erroneous codewords.
                            </text:p>
                            
                        </text:list-item>
                        
                    

                        <text:list-item>
                            <text:p text:style-name="List_20_1">
                                <text:span text:style-name="backtick">Quartile</text:span> – The QR Code can tolerate about 25% erroneous codewords.
                            </text:p>
                            
                        </text:list-item>
                        
                    

                        <text:list-item>
                            <text:p text:style-name="List_20_1">
                                <text:span text:style-name="backtick">High</text:span> – The QR Code can tolerate about 30% erroneous codewords.
                            </text:p>
                            
                        </text:list-item>
                        
                    
                    </text:list>
                ,
                                            <text:list xml:id="list_QRCode (EEZ-GUI)7" text:continue-numbering="true" text:continue-list="list_QRCode (EEZ-GUI)5"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QRCode (EEZ-GUI)8" text:continue-numbering="true" text:continue-list="list_QRCode (EEZ-GUI)7"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QRCode (EEZ-GUI)9" text:continue-numbering="true" text:continue-list="list_QRCode (EEZ-GUI)8"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Check when we want to hide "Widget is outside of its parent" warning message(s).</text:p>,
                                            <text:list xml:id="list_QRCode (EEZ-GUI)10" text:continue-numbering="true" text:continue-list="list_QRCode (EEZ-GUI)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QRCode (EEZ-GUI)11" text:continue-numbering="true" text:continue-list="list_QRCode (EEZ-GUI)10"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QRCode (EEZ-GUI)12" text:continue-numbering="true" text:continue-list="list_QRCode (EEZ-GUI)11"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QRCode (EEZ-GUI)13" text:continue-numbering="true" text:continue-list="list_QRCode (EEZ-GUI)12"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QRCode (EEZ-GUI)14" text:continue-numbering="true" text:continue-list="list_QRCode (EEZ-GUI)13"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QRCode (EEZ-GUI)15" text:continue-numbering="true" text:continue-list="list_QRCode (EEZ-GUI)14"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QRCode (EEZ-GUI)16" text:continue-numbering="true" text:continue-list="list_QRCode (EEZ-GUI)15"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QRCode (EEZ-GUI)17" text:continue-numbering="true" text:continue-list="list_QRCode (EEZ-GUI)16"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QRCode (EEZ-GUI)18" text:continue-numbering="true" text:continue-list="list_QRCode (EEZ-GUI)17"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QRCode (EEZ-GUI)19" text:continue-numbering="true" text:continue-list="list_QRCode (EEZ-GUI)18"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QRCode (EEZ-GUI)20"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QRCode (EEZ-GUI)21" text:continue-numbering="true" text:continue-list="list_QRCode (EEZ-GUI)19"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QRCode (EEZ-GUI)22" text:continue-numbering="true" text:continue-list="list_QRCode (EEZ-GUI)21"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QRCode (EEZ-GUI)23" text:continue-numbering="true" text:continue-list="list_QRCode (EEZ-GUI)22"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QRCode (EEZ-GUI)3" text:continue-numbering="true" text:continue-list="list_QRCode (EEZ-GUI)2" text:style-name="Outline">
                        <text:list-item>
                            <text:list>
                                <text:list-item>
                                    <text:h text:style-name="Heading_20_2" text:outline-level="2">Examples</text:h>
                                </text:list-item>
                            </text:list>
                        </text:list-item>
                    </text:list>
                    <text:p text:style-name="Standard"/>
                    
                    <text:list xml:id="list_QRCode (EEZ-GUI)24" text:style-name="List_20_1">
                        
                        <text:list-item>
                            <text:p text:style-name="List_20_1_20_Start">
                                <text:span text:style-name="T1">eez-gui-widgets-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